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10"/>
  <manifest:file-entry manifest:media-type="application/x-openoffice-gdimetafile;windows_formatname=&quot;GDIMetaFile&quot;" manifest:full-path="ObjectReplacements/Object 7"/>
  <manifest:file-entry manifest:media-type="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3.508cm" table:align="margins"/>
    </style:style>
    <style:style style:name="Таблица1.A" style:family="table-column">
      <style:table-column-properties style:rel-column-width="39951*"/>
    </style:style>
    <style:style style:name="Таблица1.B" style:family="table-column">
      <style:table-column-properties style:rel-column-width="2558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Text_20_body">
      <style:paragraph-properties fo:text-align="center" style:justify-single-word="false"/>
      <style:text-properties fo:language="ru" fo:country="RU"/>
    </style:style>
    <style:style style:name="P7" style:family="paragraph" style:parent-style-name="Text_20_body">
      <style:paragraph-properties fo:text-align="start" style:justify-single-word="false"/>
      <style:text-properties fo:language="ru" fo:country="RU"/>
    </style:style>
    <style:style style:name="P8" style:family="paragraph" style:parent-style-name="Text_20_body">
      <style:text-properties style:font-name="Times New Roman" fo:language="ru" fo:country="RU"/>
    </style:style>
    <style:style style:name="P9" style:family="paragraph" style:parent-style-name="Text_20_body">
      <style:paragraph-properties fo:text-align="start" style:justify-single-word="false"/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10" style:family="paragraph" style:parent-style-name="Text_20_body">
      <style:text-properties style:font-name="Times New Roman" fo:language="en" fo:country="US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 style:list-style-name="L1"/>
    <style:style style:name="P13" style:family="paragraph" style:parent-style-name="Text_20_body" style:list-style-name="L2">
      <style:text-properties style:font-name="Times New Roman" fo:language="ru" fo:country="RU"/>
    </style:style>
    <style:style style:name="T1" style:family="text">
      <style:text-properties style:font-name="Times New Roman" fo:language="ru" fo:country="RU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normal" style:font-weight-asian="normal" style:font-weight-complex="normal"/>
    </style:style>
    <style:style style:name="T4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5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="Times New Roman"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8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9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8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51cm" draw:z-index="0"><draw:image xlink:href="../../odt/images/0021.png" xlink:type="simple" xlink:show="embed" xlink:actuate="onLoad"/></draw:frame></text:p>
          </table:table-cell>
          <table:table-cell table:style-name="Table1.B1" office:value-type="string">
            <text:h text:style-name="P4" text:outline-level="1">Распаковка матрицы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8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5cm" svg:height="1.24cm" draw:z-index="0"><draw:image xlink:href="../../odt/images/0021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преобразование <text:span text:style-name="T15">одного</text:span> входного <text:span text:style-name="T10">векторного</text:span> сигнала на <text:span text:style-name="T14">несколько</text:span> <text:span text:style-name="T10">векторных</text:span> выходных сигналов согласно алгоритму:</text:p>
            <text:p text:style-name="P6"><draw:frame draw:style-name="fr3" draw:name="Объект1" text:anchor-type="as-char" svg:width="12.721cm" svg:height="2.73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6">или</text:p>
            <text:p text:style-name="P6"><draw:frame draw:style-name="fr3" draw:name="Объект2" text:anchor-type="as-char" svg:width="5.604cm" svg:height="2.73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7"><text:span text:style-name="T5">где</text:span><text:span text:style-name="T5"><draw:frame draw:style-name="fr3" draw:name="Объект3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– векторный выходной сигнал,</text:span><text:span text:style-name="T5"><draw:frame draw:style-name="fr3" draw:name="Объект4" text:anchor-type="as-char" svg:width="1.055cm" svg:height="0.56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5">– векторный входной сигнал.</text:span></text:p>
            <text:p text:style-name="P7"><text:span text:style-name="T5">Входной вектор</text:span><text:span text:style-name="T5"><draw:frame draw:style-name="fr3" draw:name="Объект5" text:anchor-type="as-char" svg:width="1.055cm" svg:height="0.564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5">, интерпретируемый как матрица размера</text:span><text:span text:style-name="T5"><draw:frame draw:style-name="fr3" draw:name="Объект6" text:anchor-type="as-char" svg:width="1.916cm" svg:height="0.563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5">и «запакованная» по строкам или столбцам </text:span><text:span text:style-name="T6">(</text:span><text:span text:style-name="T5">в зависимости от варианта запаковки), преобразуется в</text:span><text:span text:style-name="T5"><draw:frame draw:style-name="fr3" draw:name="Объект7" text:anchor-type="as-char" svg:width="0.725cm" svg:height="0.549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5">или</text:span><text:span text:style-name="T5"><draw:frame draw:style-name="fr3" draw:name="Объект8" text:anchor-type="as-char" svg:width="0.639cm" svg:height="0.549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5">векторных выходов</text:span><text:span text:style-name="T5"><draw:frame draw:style-name="fr3" draw:name="Объект9" text:anchor-type="as-char" svg:width="1.249cm" svg:height="0.621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6">(</text:span><text:span text:style-name="T5">в зависимости от варианта распаковки: по </text:span><text:span text:style-name="T8">строкам</text:span><text:span text:style-name="T5"> или по </text:span><text:span text:style-name="T8">столбцам</text:span><text:span text:style-name="T6">).</text:span></text:p>
            <text:p text:style-name="P7"><text:span text:style-name="T9">Свойства</text:span><text:span text:style-name="T5">:</text:span></text:p>
            <text:list xml:id="list8527390839116777132" text:style-name="L1">
              <text:list-item>
                <text:p text:style-name="P12"><text:span text:style-name="T2">Число строк в матрице – число</text:span><text:span text:style-name="T2"><draw:frame draw:style-name="fr3" draw:name="Объект10" text:anchor-type="as-char" svg:width="0.725cm" svg:height="0.549cm" draw:z-index="0"><draw:object xlink:href="./Object 11" xlink:type="simple" xlink:show="embed" xlink:actuate="onLoad"/><draw:image xlink:href="./ObjectReplacements/Object 11" xlink:type="simple" xlink:show="embed" xlink:actuate="onLoad"/></draw:frame></text:span><text:span text:style-name="T2">.</text:span></text:p>
              </text:list-item>
              <text:list-item>
                <text:p text:style-name="P12"><text:span text:style-name="T2">Число столбцов в матрице – число</text:span><text:span text:style-name="T2"><draw:frame draw:style-name="fr3" draw:name="Объект11" text:anchor-type="as-char" svg:width="0.639cm" svg:height="0.549cm" draw:z-index="0"><draw:object xlink:href="./Object 10" xlink:type="simple" xlink:show="embed" xlink:actuate="onLoad"/><draw:image xlink:href="./ObjectReplacements/Object 10" xlink:type="simple" xlink:show="embed" xlink:actuate="onLoad"/></draw:frame></text:span><text:span text:style-name="T2">.</text:span></text:p>
              </text:list-item>
              <text:list-item>
                <text:p text:style-name="P12"><text:span text:style-name="T2">Матрица запакована по – вариант запаковки</text:span><text:span text:style-name="T4"> входной </text:span><text:span text:style-name="T7">матрицы: по</text:span><text:span text:style-name="T4"> строкам или по столбцам.</text:span></text:p>
              </text:list-item>
              <text:list-item>
                <text:p text:style-name="P12"><text:span text:style-name="T2">Матрицу распаков</text:span><text:span text:style-name="T4">ать по – вариант «распаковки» входной матрицы.</text:span></text:p>
              </text:list-item>
            </text:list>
            <text:p text:style-name="P11"><text:span text:style-name="T3">Примеры</text:span><text:span text:style-name="T1"> заполнения 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8"><text:span text:style-name="T14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8">Название</text:p>
                </table:table-cell>
                <table:table-cell table:style-name="Таблица1.B2" office:value-type="string">
                  <text:p text:style-name="P8">Значение</text:p>
                </table:table-cell>
              </table:table-row>
              <table:table-row>
                <table:table-cell table:style-name="Таблица1.A3" office:value-type="string">
                  <text:p text:style-name="P9">Число строк в матрице</text:p>
                </table:table-cell>
                <table:table-cell table:style-name="Таблица1.B3" office:value-type="string">
                  <text:p text:style-name="P8">[<text:span text:style-name="T13">2</text:span>]</text:p>
                </table:table-cell>
              </table:table-row>
              <table:table-row>
                <table:table-cell table:style-name="Таблица1.A3" office:value-type="string">
                  <text:p text:style-name="P9">Число столбцов в матрице</text:p>
                </table:table-cell>
                <table:table-cell table:style-name="Таблица1.B3" office:value-type="string">
                  <text:p text:style-name="P8">[<text:span text:style-name="T13">3</text:span>]</text:p>
                </table:table-cell>
              </table:table-row>
              <table:table-row>
                <table:table-cell table:style-name="Таблица1.A3" office:value-type="string">
                  <text:p text:style-name="P9">Матрица запакована по</text:p>
                </table:table-cell>
                <table:table-cell table:style-name="Таблица1.B3" office:value-type="string">
                  <text:p text:style-name="P8">Строкам</text:p>
                </table:table-cell>
              </table:table-row>
              <table:table-row>
                <table:table-cell table:style-name="Таблица1.A3" office:value-type="string">
                  <text:p text:style-name="P9">Матрицу распаковать по</text:p>
                </table:table-cell>
                <table:table-cell table:style-name="Таблица1.B3" office:value-type="string">
                  <text:p text:style-name="P8">Строкам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8"><text:span text:style-name="T14">Именованное</text:span><text:span text:style-name="T19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8">Название</text:p>
                </table:table-cell>
                <table:table-cell table:style-name="Таблица1.B2" office:value-type="string">
                  <text:p text:style-name="P8">Значение</text:p>
                </table:table-cell>
              </table:table-row>
              <table:table-row>
                <table:table-cell table:style-name="Таблица1.A3" office:value-type="string">
                  <text:p text:style-name="P9">Число строк в матрице</text:p>
                </table:table-cell>
                <table:table-cell table:style-name="Таблица1.B3" office:value-type="string">
                  <text:p text:style-name="P10">[ny]</text:p>
                </table:table-cell>
              </table:table-row>
              <table:table-row>
                <table:table-cell table:style-name="Таблица1.A3" office:value-type="string">
                  <text:p text:style-name="P9">Число столбцов в матрице</text:p>
                </table:table-cell>
                <table:table-cell table:style-name="Таблица1.B3" office:value-type="string">
                  <text:p text:style-name="P10">[nx]</text:p>
                </table:table-cell>
              </table:table-row>
              <table:table-row>
                <table:table-cell table:style-name="Таблица1.A3" office:value-type="string">
                  <text:p text:style-name="P9">Матрица запакована по</text:p>
                </table:table-cell>
                <table:table-cell table:style-name="Таблица1.B3" office:value-type="string">
                  <text:p text:style-name="P8">Строкам</text:p>
                </table:table-cell>
              </table:table-row>
              <table:table-row>
                <table:table-cell table:style-name="Таблица1.A3" office:value-type="string">
                  <text:p text:style-name="P9">Матрицу распаковать по</text:p>
                </table:table-cell>
                <table:table-cell table:style-name="Таблица1.B3" office:value-type="string">
                  <text:p text:style-name="P8">Строкам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8"><text:span text:style-name="T14">Смешанное</text:span><text:span text:style-name="T19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8">Название</text:p>
                </table:table-cell>
                <table:table-cell table:style-name="Таблица1.B2" office:value-type="string">
                  <text:p text:style-name="P8">Значение</text:p>
                </table:table-cell>
              </table:table-row>
              <table:table-row>
                <table:table-cell table:style-name="Таблица1.A3" office:value-type="string">
                  <text:p text:style-name="P9">Число строк в матрице</text:p>
                </table:table-cell>
                <table:table-cell table:style-name="Таблица1.B3" office:value-type="string">
                  <text:p text:style-name="P10">[ny]</text:p>
                </table:table-cell>
              </table:table-row>
              <table:table-row>
                <table:table-cell table:style-name="Таблица1.A3" office:value-type="string">
                  <text:p text:style-name="P9">Число столбцов в матрице</text:p>
                </table:table-cell>
                <table:table-cell table:style-name="Таблица1.B3" office:value-type="string">
                  <text:p text:style-name="P10">[5]</text:p>
                </table:table-cell>
              </table:table-row>
              <table:table-row>
                <table:table-cell table:style-name="Таблица1.A3" office:value-type="string">
                  <text:p text:style-name="P9">Матрица запакована по</text:p>
                </table:table-cell>
                <table:table-cell table:style-name="Таблица1.B3" office:value-type="string">
                  <text:p text:style-name="P8">Строкам</text:p>
                </table:table-cell>
              </table:table-row>
              <table:table-row>
                <table:table-cell table:style-name="Таблица1.A3" office:value-type="string">
                  <text:p text:style-name="P9">Матрицу распаковать по</text:p>
                </table:table-cell>
                <table:table-cell table:style-name="Таблица1.B3" office:value-type="string">
                  <text:p text:style-name="P8">Строкам</text:p>
                </table:table-cell>
              </table:table-row>
            </table:table>
            <text:p text:style-name="Text_20_body"><text:span text:style-name="T14">Примечания</text:span>:</text:p>
            <text:list xml:id="list4848128231436802254" text:style-name="L2">
              <text:list-item>
                <text:p text:style-name="P13">По умолчанию блок распаковывает матрицу размером <text:span text:style-name="T13">[</text:span>2х2<text:span text:style-name="T13">] </text:span>и формирует два выходных сигнала (размерностью 2 каждый). При этом матрица запакована и распаковывается по строкам.</text:p>
              </text:list-item>
              <text:list-item>
                <text:p text:style-name="P13"><text:span text:style-name="T19">Именованные свойства задаются как </text:span><text:span text:style-name="T11">локальные</text:span><text:span text:style-name="T16"> переменные модели (или </text:span><text:span text:style-name="T16">субмодели) во вкладке </text:span><text:span text:style-name="T11">Параметры</text:span><text:span text:style-name="T16"> или как глобальные сигналы проекта при помощи пункта главного меню </text:span><text:span text:style-name="T11">Графика</text:span><text:span text:style-name="T16"> </text:span><text:span text:style-name="T17">→</text:span><text:span text:style-name="T18"> </text:span><text:span text:style-name="T12">Сигналы</text:span><text:span text:style-name="T16">.</text:span>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спаковка матрицы</dc:title>
    <dc:date>2012-03-30T20:16:26.67</dc:date>
    <meta:generator>OpenOffice_Beta/4.1.0$Win32 OpenOffice.org_project/410m14$Build-9760</meta:generator>
    <meta:editing-duration>PT4H7M28S</meta:editing-duration>
    <meta:editing-cycles>91</meta:editing-cycles>
    <meta:document-statistic meta:table-count="2" meta:image-count="2" meta:object-count="11" meta:page-count="2" meta:paragraph-count="54" meta:word-count="232" meta:character-count="158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=</mo>
        <mfenced open="[" close="]">
          <mrow>
            <mtable>
              <mtr>
                <mtd>
                  <mrow>
                    <msub>
                      <mi>u</mi>
                      <mn>1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n>1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sub>
                      <mi>u</mi>
                      <mn>2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n>2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</mrow>
                </mtd>
              </mtr>
              <mtr>
                <mtd>
                  <mrow>
                    <msub>
                      <mi>u</mi>
                      <mi mathvariant="italic">M1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N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</mtable>
          </mrow>
        </mfenced>
      </mrow>
      <mi/>
      <mo stretchy="false">⇒</mo>
      <mi/>
      <mi>y</mi>
      <mrow>
        <mrow>
          <mo stretchy="false">(</mo>
          <mrow>
            <mi>t</mi>
          </mrow>
          <mo stretchy="false">)</mo>
        </mrow>
        <mo stretchy="false">=</mo>
        <mrow>
          <mo stretchy="true">[</mo>
          <mrow>
            <mtable>
              <mtr>
                <mtd>
                  <mrow>
                    <msub>
                      <mi>y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1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n>1N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  <mtr>
                <mtd>
                  <mrow>
                    <msub>
                      <mi>y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2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n>2N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  <mtr>
                <mtd>
                  <mrow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</mrow>
                </mtd>
              </mtr>
              <mtr>
                <mtd>
                  <mrow>
                    <msub>
                      <mi>y</mi>
                      <mi>M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i mathvariant="italic">M1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i mathvariant="italic">MN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</mtable>
          </mrow>
        </mrow>
      </mrow>
    </mrow>
    <annotation encoding="StarMath 5.0">u(t) = left [ stack{
alignl u_11(t),... u_1N(t) #
alignl u_21(t),... u_2N(t) #
alignl . . . . . . . . . . . . . . . . . . #
alignl u_M1(t),... u_MN(t)
}
right ]
~drarrow~
y(t) = left [ stack{
alignl y_1(t) = [u_11(t),... u_1N(t)] #
alignl y_2(t) = [u_21(t),... u_2N(t)] #
alignl . . . . . . . . . . . . . . . . . . #
alignl y_M(t) = [u_M1(t),... u_MN(t)]
}
right none
</annotation>
  </semantics>
</math>
</file>

<file path=Object 10/content.xml><?xml version="1.0" encoding="utf-8"?>
<math xmlns="http://www.w3.org/1998/Math/MathML">
  <semantics>
    <mrow>
      <mi>N</mi>
    </mrow>
    <annotation encoding="StarMath 5.0">N</annotation>
  </semantics>
</math>
</file>

<file path=Object 11/content.xml><?xml version="1.0" encoding="utf-8"?>
<math xmlns="http://www.w3.org/1998/Math/MathML">
  <semantics>
    <mrow>
      <mi>M</mi>
    </mrow>
    <annotation encoding="StarMath 5.0">M</annotation>
  </semantics>
</math>
</file>

<file path=Object 2/content.xml><?xml version="1.0" encoding="utf-8"?>
<math xmlns="http://www.w3.org/1998/Math/MathML">
  <semantics>
    <mrow>
      <mrow>
        <mo stretchy="true">[</mo>
        <mrow>
          <mtable>
            <mtr>
              <mtd>
                <mrow>
                  <msub>
                    <mi>y</mi>
                    <mn>1</mn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o stretchy="false">[</mo>
                      <mrow>
                        <msub>
                          <mi>u</mi>
                          <mn>11</mn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i>,</mi>
                        <mn>...</mn>
                        <msub>
                          <mi>u</mi>
                          <mn>1N</mn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]</mo>
                    </mrow>
                  </mrow>
                </mrow>
              </mtd>
            </mtr>
            <mtr>
              <mtd>
                <mrow>
                  <msub>
                    <mi>y</mi>
                    <mn>2</mn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o stretchy="false">[</mo>
                      <mrow>
                        <msub>
                          <mi>u</mi>
                          <mn>21</mn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i>,</mi>
                        <mn>...</mn>
                        <msub>
                          <mi>u</mi>
                          <mn>2N</mn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]</mo>
                    </mrow>
                  </mrow>
                </mrow>
              </mtd>
            </mtr>
            <mtr>
              <mtd>
                <mrow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</mrow>
              </mtd>
            </mtr>
            <mtr>
              <mtd>
                <mrow>
                  <msub>
                    <mi>y</mi>
                    <mi>M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o stretchy="false">[</mo>
                      <mrow>
                        <msub>
                          <mi>u</mi>
                          <mi mathvariant="italic">M1</mi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i>,</mi>
                        <mn>...</mn>
                        <msub>
                          <mi>u</mi>
                          <mi mathvariant="italic">MN</mi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]</mo>
                    </mrow>
                  </mrow>
                </mrow>
              </mtd>
            </mtr>
          </mtable>
        </mrow>
      </mrow>
    </mrow>
    <annotation encoding="StarMath 5.0">left [ stack{
alignl y_1(t) = [u_11(t),... u_1N(t)] #
alignl y_2(t) = [u_21(t),... u_2N(t)] #
alignl . . . . . . . . . . . . . . . . . . #
alignl y_M(t) = [u_M1(t),... u_MN(t)]
}
right none
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5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6/content.xml><?xml version="1.0" encoding="utf-8"?>
<math xmlns="http://www.w3.org/1998/Math/MathML">
  <semantics>
    <mrow>
      <mrow>
        <mo stretchy="false">[</mo>
        <mrow>
          <mrow>
            <mi>N</mi>
            <mo stretchy="false">×</mo>
            <mi>M</mi>
          </mrow>
        </mrow>
        <mo stretchy="false">]</mo>
      </mrow>
    </mrow>
    <annotation encoding="StarMath 5.0">[N times M]</annotation>
  </semantics>
</math>
</file>

<file path=Object 7/content.xml><?xml version="1.0" encoding="utf-8"?>
<math xmlns="http://www.w3.org/1998/Math/MathML">
  <semantics>
    <mrow>
      <mi>M</mi>
    </mrow>
    <annotation encoding="StarMath 5.0">M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sub>
        <mi>y</mi>
        <mi>j</mi>
      </msub>
      <mrow>
        <mo stretchy="false">(</mo>
        <mrow>
          <mi>t</mi>
        </mrow>
        <mo stretchy="false">)</mo>
      </mrow>
    </mrow>
    <annotation encoding="StarMath 5.0">y_j(t)</annotation>
  </semantics>
</math>
</file>